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list-style-name="L3"/>
    <style:style style:name="P2" style:family="paragraph" style:parent-style-name="UBUcuerpoTrabajo" style:list-style-name="L4"/>
    <style:style style:name="P3" style:family="paragraph" style:parent-style-name="UBUcuerpoTrabajo" style:list-style-name="L5"/>
    <style:style style:name="P4" style:family="paragraph" style:parent-style-name="UBUcuerpoTrabajo" style:list-style-name="L6"/>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pitch="variable"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lusiones y líneas de trabajo futuras </text:h>
      <text:p text:style-name="UBUcuerpoTrabajo">En esta sección se redactan las conclusiones obtenidas tras el desarrollo del proyecto, y se abren nuevas lineas de trabajo futuro.</text:p>
      <text:h text:style-name="Heading_20_2" text:outline-level="2">Conclusiones</text:h>
      <text:p text:style-name="UBUcuerpoTrabajo">Al finalizar el proyecto se cumplen los objetivos marcados al inicio, se permite generar una red de interacción de personajes de cualquier ePub, y se genera un informe donde se analizan las métricas más importantes de la red.</text:p>
      <text:p text:style-name="UBUcuerpoTrabajo">Se han alcanzado los siguientes objetivos personales con el desarrollo del proyecto:</text:p>
      <text:list xml:id="list2932774878519252420" text:style-name="L6">
        <text:list-item>
          <text:p text:style-name="P4">Se han aumentado los conocimientos de desarrollo web, ya sea en Html, como en JS y CSS.</text:p>
        </text:list-item>
        <text:list-item>
          <text:p text:style-name="P4">Se ha vivido una experiencia similar a la que sería el desarrollo de un proyecto en una empresa utilizando metodología ágil.</text:p>
        </text:list-item>
        <text:list-item>
          <text:p text:style-name="P4">Se ha visto la utilidad de lo aprendido en diversas asignaturas cursadas, como pueden ser Procesadores del Lenguaje, debido a la utilización de un analizador léxico, Sistemas Distribuidos etc.</text:p>
        </text:list-item>
      </text:list>
      <text:h text:style-name="Heading_20_2" text:outline-level="2">Lineas de trabajo futuras</text:h>
      <text:p text:style-name="UBUcuerpoTrabajo">Durante el desarrollo del proyecto se han ido sugiriendo funcionalidades adicionales que mejorarían en gran medida la aplicación, pero que por cuestiones de tiempo no se han podido implementar o se podrían haber implementado de una mejor forma.</text:p>
      <text:h text:style-name="Heading_20_3" text:outline-level="3">Internacionalización de network_styling_with_d3</text:h>
      <text:p text:style-name="UBUcuerpoTrabajo">Como hemos comentado en secciones previas, integrar esta aplicación web fue arduo debido a los pocos comentarios y la gran cantidad de líneas de código, a la hora de internacionalizar la aplicación, también se buscó la internacionalización del menú de personalización que ofrece la aplicación, tras diversas pruebas se comprobó que con la implementación actual de la aplicación no se podía añadir un idioma sin tener que tener una variable nueva de configuración de la red, por lo que se decidió posponer la internacionalización de esta parte.</text:p>
      <text:p text:style-name="UBUcuerpoTrabajo">Posibles opciones:</text:p>
      <text:list xml:id="list7336178200728013685" text:style-name="L3">
        <text:list-item>
          <text:p text:style-name="P1">Tener una variable de configuración por cada idioma y actualizar todas cuando se actualice una de ellas.</text:p>
        </text:list-item>
        <text:list-item>
          <text:p text:style-name="P1">Al tener la app una licencia MIT modificar el código oportuno para que se pueda guardar solo una variable de configuración sin verse influida por el idioma en que se muestra la página.</text:p>
        </text:list-item>
      </text:list>
      <text:h text:style-name="Heading_20_3" text:outline-level="3">Resolución de ambigüedades</text:h>
      <text:p text:style-name="UBUcuerpoTrabajo">Al igual que en otros trabajos similares, para la generación de redes de interacción se tiene que lidiar con ambigüedades a la hora de reconocer las posiciones de todos los nombres en el texto, cómo lidiar con ellas no es un trabajo fácil, y aunque estaba planteado en un principio realizarlo a lo largo del proyecto, durante el transcurso de este se tuvo que abandonar la idea para centrarnos en otras más prioritarias.</text:p>
      <text:p text:style-name="UBUcuerpoTrabajo">Las opciones que se podrían implementar para solucionar este problema y que no son necesariamente exclusivas son las siguientes:</text:p>
      <text:list xml:id="list7742262033852381361" text:style-name="L4">
        <text:list-item>
          <text:p text:style-name="P2">Preguntar al usuario, podemos dejar en manos del usuario la resolución de ambigüedades mostrándole el texto donde se encuentre alguna de ellas y que el propio usuario las resuelva por el contexto.</text:p>
        </text:list-item>
        <text:list-item>
          <text:p text:style-name="P2">Realizar predicciones de a quién se refiere la ambigüedad por los personajes en el radio de interacción con esa ambigüedad, si un personaje está muy relacionado con otro, y el <text:soft-page-break/>primero aparece en el radio de interacción de la ambigüedad, es probable que el segundo sea el productor de la ambigüedad.</text:p>
        </text:list-item>
      </text:list>
      <text:h text:style-name="Heading_20_3" text:outline-level="3">Mejora del sistema de sesión de usuario</text:h>
      <text:p text:style-name="UBUcuerpoTrabajo">Actualmente para no guardar información de usuarios innecesaria se comprueba cuándo el usuario abandona la página, el problema es que esta forma de comprobarlo no es completamente segura, cuando el usuario utiliza las flechas de avanzar, retroceder o actualizar se detecta que el usuario a abandonado la página y se borran todos los datos pertenecientes a él.</text:p>
      <text:p text:style-name="UBUcuerpoTrabajo">Las posibles opciones para que esto no ocurra son:</text:p>
      <text:list xml:id="list7768033478705329719" text:style-name="L5">
        <text:list-item>
          <text:p text:style-name="P3">Modificar el código JavaScript de los Html para que no detecte estas interacciones como un abandono de la web.</text:p>
        </text:list-item>
        <text:list-item>
          <text:p text:style-name="P3">Sustituir el sistema actual por un sistema en el que cuando un usuario pase un más de un determinado tiempo sin interactuar con la página se elimine su informació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7_Conclusiones.odt</text:file-name> v.<text:editing-cycles>12</text:editing-cycles> <text:title/><text:modification-date style:data-style-name="N103">12/jun/19</text:modification-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10:31</meta:creation-date>
    <meta:generator>OpenOffice/4.1.6$Win32 OpenOffice.org_project/416m1$Build-9790</meta:generator>
    <dc:date>2019-06-12T14:39:35.34</dc:date>
    <dc:creator>Luis Miguel Cabrejas Arce</dc:creator>
    <meta:editing-duration>PT5H14M47S</meta:editing-duration>
    <meta:editing-cycles>12</meta:editing-cycles>
    <meta:document-statistic meta:table-count="0" meta:image-count="0" meta:object-count="0" meta:page-count="2" meta:paragraph-count="26" meta:word-count="641" meta:character-count="3898"/>
  </office:meta>
</office:document-meta>
</file>